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" style:family="table">
      <style:table-properties style:width="13.416cm" fo:margin-left="1.247cm" table:align="left"/>
    </style:style>
    <style:style style:name="Tabla1.A" style:family="table-column">
      <style:table-column-properties style:column-width="13.41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431cm" fo:margin-left="1.247cm" table:align="left"/>
    </style:style>
    <style:style style:name="Tabla2.A" style:family="table-column">
      <style:table-column-properties style:column-width="6.43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416cm" fo:margin-left="1.247cm" table:align="left"/>
    </style:style>
    <style:style style:name="Tabla3.A" style:family="table-column">
      <style:table-column-properties style:column-width="13.416cm"/>
    </style:style>
    <style:style style:name="Tabla3.A1" style:family="table-cell">
      <style:table-cell-properties style:vertical-align="middle" fo:padding="0.049cm" fo:border="none"/>
    </style:style>
    <style:style style:name="Tabla5" style:family="table">
      <style:table-properties style:width="4.103cm" fo:margin-left="1.247cm" table:align="left"/>
    </style:style>
    <style:style style:name="Tabla5.A" style:family="table-column">
      <style:table-column-properties style:column-width="4.103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6.219cm" fo:margin-left="1.247cm" table:align="left"/>
    </style:style>
    <style:style style:name="Tabla6.A" style:family="table-column">
      <style:table-column-properties style:column-width="6.219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3.839cm" fo:margin-left="1.247cm" table:align="left"/>
    </style:style>
    <style:style style:name="Tabla7.A" style:family="table-column">
      <style:table-column-properties style:column-width="13.839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3.839cm" fo:margin-left="1.247cm" table:align="left"/>
    </style:style>
    <style:style style:name="Tabla8.A" style:family="table-column">
      <style:table-column-properties style:column-width="13.839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4.103cm" fo:margin-left="1.247cm" table:align="left"/>
    </style:style>
    <style:style style:name="Tabla9.A" style:family="table-column">
      <style:table-column-properties style:column-width="4.103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3.732cm" fo:margin-left="1.254cm" fo:margin-right="2.014cm" table:align="margins"/>
    </style:style>
    <style:style style:name="Tabla10.A" style:family="table-column">
      <style:table-column-properties style:column-width="13.732cm" style:rel-column-width="65535*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3.679cm" fo:margin-left="1.281cm" fo:margin-right="2.041cm" table:align="margins"/>
    </style:style>
    <style:style style:name="Tabla11.A" style:family="table-column">
      <style:table-column-properties style:column-width="13.679cm" style:rel-column-width="65535*"/>
    </style:style>
    <style:style style:name="Tabla11.A1" style:family="table-cell">
      <style:table-cell-properties style:vertical-align="middle" fo:padding="0.049cm" fo:border="none"/>
    </style:style>
    <style:style style:name="Tabla4" style:family="table">
      <style:table-properties style:width="10.954cm" fo:margin-left="1.247cm" table:align="left"/>
    </style:style>
    <style:style style:name="Tabla4.A" style:family="table-column">
      <style:table-column-properties style:column-width="10.954cm"/>
    </style:style>
    <style:style style:name="Tabla4.A1" style:family="table-cell">
      <style:table-cell-properties style:vertical-align="middle" fo:padding="0.049cm" fo:border="none"/>
    </style:style>
    <style:style style:name="Tabla13" style:family="table">
      <style:table-properties style:width="1.797cm" fo:margin-left="1.247cm" table:align="left"/>
    </style:style>
    <style:style style:name="Tabla13.A" style:family="table-column">
      <style:table-column-properties style:column-width="1.797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6.094cm" fo:margin-left="1.247cm" table:align="left"/>
    </style:style>
    <style:style style:name="Tabla14.A" style:family="table-column">
      <style:table-column-properties style:column-width="6.094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2.039cm" fo:margin-left="1.247cm" table:align="left"/>
    </style:style>
    <style:style style:name="Tabla15.A" style:family="table-column">
      <style:table-column-properties style:column-width="2.039cm"/>
    </style:style>
    <style:style style:name="Tabla1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left="0.9cm" fo:margin-right="0cm" fo:text-indent="0cm" style:auto-text-indent="false"/>
    </style:style>
    <style:style style:name="P6" style:family="paragraph" style:parent-style-name="Text_20_body">
      <style:paragraph-properties fo:margin-left="-1.251cm" fo:margin-right="0cm" fo:text-indent="0cm" style:auto-text-indent="false"/>
    </style:style>
    <style:style style:name="P7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8</text:p>
      <text:p text:style-name="P2">Dado el xml siguiente:</text:p>
      <text:p text:style-name="P1"/>
      <table:table table:name="Tabla12" table:style-name="Tabla12">
        <table:table-column table:style-name="Tabla12.A"/>
        <table:table-row table:style-name="TableLine2408822566384">
          <table:table-cell table:style-name="Tabla12.A1" office:value-type="string">
            <text:p text:style-name="P4">&lt;biblioteca&gt;</text:p>
            <text:p text:style-name="P4"><text:s text:c="2"/>&lt;libro&gt;</text:p>
            <text:p text:style-name="P4"><text:s text:c="4"/>&lt;titulo&gt;La vida está en otra parte&lt;/titulo&gt;</text:p>
            <text:p text:style-name="P4"><text:s text:c="4"/>&lt;autor&gt;Milan Kundera&lt;/autor&gt;</text:p>
            <text:p text:style-name="P4"><text:s text:c="4"/>&lt;fechaPublicacion año="1973"/&gt;</text:p>
            <text:p text:style-name="P4"><text:s text:c="2"/>&lt;/libro&gt;</text:p>
            <text:p text:style-name="P4"><text:s text:c="2"/>&lt;libro&gt;</text:p>
            <text:p text:style-name="P4"><text:s text:c="4"/>&lt;titulo&gt;Pantaleón y las visitadoras&lt;/titulo&gt;</text:p>
            <text:p text:style-name="P4"><text:s text:c="4"/>&lt;autor fechaNacimiento="28/03/1936"&gt;Mario Vargas Llosa&lt;/autor&gt;</text:p>
            <text:p text:style-name="P4"><text:s text:c="4"/>&lt;fechaPublicacion año="1973"/&gt;</text:p>
            <text:p text:style-name="P4"><text:s text:c="2"/>&lt;/libro&gt;</text:p>
            <text:p text:style-name="P4"><text:s text:c="2"/>&lt;libro&gt;</text:p>
            <text:p text:style-name="P4"><text:s text:c="4"/>&lt;titulo&gt;Conversación en la catedral&lt;/titulo&gt;</text:p>
            <text:p text:style-name="P4"><text:s text:c="4"/>&lt;autor fechaNacimiento="28/03/1936"&gt;Mario Vargas Llosa&lt;/autor&gt;</text:p>
            <text:p text:style-name="P4"><text:s text:c="4"/>&lt;fechaPublicacion año="1969"/&gt;</text:p>
            <text:p text:style-name="P4"><text:s text:c="2"/>&lt;/libro&gt;</text:p>
            <text:p text:style-name="P4">&lt;/biblioteca&gt;</text:p>
          </table:table-cell>
        </table:table-row>
      </table:table>
      <text:p text:style-name="Standard"/>
      <text:p text:style-name="Standard">Escribe las expresiones Xpath para obtener:</text:p>
      <text:p text:style-name="Standard"/>
      <text:p text:style-name="Standard">1- <text:s/></text:p>
      <table:table table:name="Tabla1" table:style-name="Tabla1">
        <table:table-column table:style-name="Tabla1.A"/>
        <table:table-row table:style-name="TableLine2408822571280">
          <table:table-cell table:style-name="Tabla1.A1" office:value-type="string">
            <text:p text:style-name="Preformatted_20_Text">&lt;autor&gt;Milan Kundera&lt;/autor&gt;</text:p>
            <text:p text:style-name="Preformatted_20_Text">&lt;autor fechaNacimiento="28/03/1936"&gt;Mario Vargas Llosa&lt;/autor&gt;</text:p>
            <text:p text:style-name="P7">&lt;autor fechaNacimiento="28/03/1936"&gt;Mario Vargas Llosa&lt;/autor&gt;</text:p>
          </table:table-cell>
        </table:table-row>
      </table:table>
      <text:p text:style-name="Text_20_body"/>
      <text:p text:style-name="Standard">2- </text:p>
      <table:table table:name="Tabla2" table:style-name="Tabla2">
        <table:table-column table:style-name="Tabla2.A"/>
        <table:table-row table:style-name="TableLine2408822577536">
          <table:table-cell table:style-name="Tabla2.A1" office:value-type="string">
            <text:p text:style-name="Preformatted_20_Text">fechaNacimiento="28/03/1936"</text:p>
            <text:p text:style-name="P7">fechaNacimiento="28/03/1936"</text:p>
          </table:table-cell>
        </table:table-row>
      </table:table>
      <text:p text:style-name="P5"/>
      <text:p text:style-name="Standard">3-</text:p>
      <table:table table:name="Tabla3" table:style-name="Tabla3">
        <table:table-column table:style-name="Tabla3.A"/>
        <table:table-row table:style-name="TableLine2408822571552">
          <table:table-cell table:style-name="Tabla3.A1" office:value-type="string">
            <text:p text:style-name="Preformatted_20_Text">&lt;autor fechaNacimiento="28/03/1936"&gt;Mario Vargas Llosa&lt;/autor&gt;</text:p>
            <text:p text:style-name="P7">&lt;autor fechaNacimiento="28/03/1936"&gt;Mario Vargas Llosa&lt;/autor&gt;</text:p>
          </table:table-cell>
        </table:table-row>
      </table:table>
      <text:p text:style-name="P6"/>
      <text:p text:style-name="Standard">4-</text:p>
      <table:table table:name="Tabla5" table:style-name="Tabla5">
        <table:table-column table:style-name="Tabla5.A"/>
        <table:table-row table:style-name="TableLine2408822587600">
          <table:table-cell table:style-name="Tabla5.A1" office:value-type="string">
            <text:p text:style-name="Preformatted_20_Text">Milan Kundera</text:p>
            <text:p text:style-name="Preformatted_20_Text">Mario Vargas Llosa</text:p>
            <text:p text:style-name="P7">Mario Vargas Llosa</text:p>
          </table:table-cell>
        </table:table-row>
      </table:table>
      <text:p text:style-name="Text_20_body"/>
      <text:p text:style-name="Standard">5-</text:p>
      <table:table table:name="Tabla6" table:style-name="Tabla6">
        <table:table-column table:style-name="Tabla6.A"/>
        <table:table-row table:style-name="TableLine2408822593584">
          <table:table-cell table:style-name="Tabla6.A1" office:value-type="string">
            <text:p text:style-name="Preformatted_20_Text">año="1973"</text:p>
            <text:p text:style-name="Preformatted_20_Text">fechaNacimiento="28/03/1936"</text:p>
            <text:p text:style-name="Preformatted_20_Text">año="1973"</text:p>
            <text:p text:style-name="Preformatted_20_Text">fechaNacimiento="28/03/1936"</text:p>
            <text:p text:style-name="P7">año="1969" <text:s text:c="3"/></text:p>
          </table:table-cell>
        </table:table-row>
      </table:table>
      <text:p text:style-name="Text_20_body"/>
      <text:p text:style-name="Standard"><text:soft-page-break/>6- </text:p>
      <table:table table:name="Tabla7" table:style-name="Tabla7">
        <table:table-column table:style-name="Tabla7.A"/>
        <table:table-row table:style-name="TableLine2408822591680">
          <table:table-cell table:style-name="Tabla7.A1" office:value-type="string">
            <text:p text:style-name="Preformatted_20_Text">&lt;libro&gt;</text:p>
            <text:p text:style-name="Preformatted_20_Text"><text:s text:c="2"/>&lt;titulo&gt;Pantaleón y las visitadoras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73"/&gt;</text:p>
            <text:p text:style-name="P7">&lt;/libro&gt;</text:p>
          </table:table-cell>
        </table:table-row>
      </table:table>
      <text:p text:style-name="Text_20_body"/>
      <text:p text:style-name="Standard">7-</text:p>
      <table:table table:name="Tabla8" table:style-name="Tabla8">
        <table:table-column table:style-name="Tabla8.A"/>
        <table:table-row table:style-name="TableLine2408822596304">
          <table:table-cell table:style-name="Tabla8.A1" office:value-type="string">
            <text:p text:style-name="Preformatted_20_Text">&lt;libro&gt;</text:p>
            <text:p text:style-name="Preformatted_20_Text"><text:s text:c="2"/>&lt;titulo&gt;Pantaleón y las visitadoras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73"/&gt;</text:p>
            <text:p text:style-name="Preformatted_20_Text">&lt;/libro&gt;</text:p>
            <text:p text:style-name="Preformatted_20_Text">&lt;libro&gt;</text:p>
            <text:p text:style-name="Preformatted_20_Text"><text:s text:c="2"/>&lt;titulo&gt;Conversación en la catedral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69"/&gt;</text:p>
            <text:p text:style-name="P7">&lt;/libro&gt;</text:p>
          </table:table-cell>
        </table:table-row>
      </table:table>
      <text:p text:style-name="Text_20_body"/>
      <text:p text:style-name="Standard">8- </text:p>
      <table:table table:name="Tabla9" table:style-name="Tabla9">
        <table:table-column table:style-name="Tabla9.A"/>
        <table:table-row table:style-name="TableLine2408822597392">
          <table:table-cell table:style-name="Tabla9.A1" office:value-type="string">
            <text:p text:style-name="P7">Mario Vargas Llosa</text:p>
          </table:table-cell>
        </table:table-row>
      </table:table>
      <text:p text:style-name="Text_20_body"/>
      <text:p text:style-name="Standard">9- </text:p>
      <table:table table:name="Tabla10" table:style-name="Tabla10">
        <table:table-column table:style-name="Tabla10.A"/>
        <table:table-row table:style-name="TableLine2408822589776">
          <table:table-cell table:style-name="Tabla10.A1" office:value-type="string">
            <text:p text:style-name="Preformatted_20_Text">&lt;titulo&gt;Pantaleón y las visitadoras&lt;/titulo&gt;</text:p>
            <text:p text:style-name="P7">&lt;titulo&gt;Conversación en la catedral&lt;/titulo&gt;</text:p>
          </table:table-cell>
        </table:table-row>
      </table:table>
      <text:p text:style-name="Standard">10- </text:p>
      <text:p text:style-name="Standard"><text:s text:c="5"/></text:p>
      <table:table table:name="Tabla11" table:style-name="Tabla11">
        <table:table-column table:style-name="Tabla11.A"/>
        <table:table-row table:style-name="TableLine2408822596848">
          <table:table-cell table:style-name="Tabla11.A1" office:value-type="string">
            <text:p text:style-name="Preformatted_20_Text">&lt;titulo&gt;La vida está en otra parte&lt;/titulo&gt;</text:p>
            <text:p text:style-name="P7">&lt;titulo&gt;Pantaleón y las visitadoras&lt;/titulo&gt;</text:p>
          </table:table-cell>
        </table:table-row>
      </table:table>
      <text:p text:style-name="P3"/>
      <text:p text:style-name="P3">Indica el resultado de las expresiones siguientes:</text:p>
      <text:p text:style-name="Standard"/>
      <text:p text:style-name="Standard">11- <text:s/></text:p>
      <table:table table:name="Tabla4" table:style-name="Tabla4">
        <table:table-column table:style-name="Tabla4.A"/>
        <table:table-row table:style-name="TableLine2408822597120">
          <table:table-cell table:style-name="Tabla4.A1" office:value-type="string">
            <text:p text:style-name="Table_20_Contents">//titulo[.="La vida está en otra parte"]/../fechaPublicacion/@año</text:p>
          </table:table-cell>
        </table:table-row>
      </table:table>
      <text:p text:style-name="Text_20_body"/>
      <text:p text:style-name="Standard">12- </text:p>
      <table:table table:name="Tabla13" table:style-name="Tabla13">
        <table:table-column table:style-name="Tabla13.A"/>
        <table:table-row table:style-name="TableLine2408822589232">
          <table:table-cell table:style-name="Tabla13.A1" office:value-type="string">
            <text:p text:style-name="Table_20_Contents">//libro[1]</text:p>
          </table:table-cell>
        </table:table-row>
      </table:table>
      <text:p text:style-name="Text_20_body"/>
      <text:p text:style-name="Standard">13- </text:p>
      <table:table table:name="Tabla14" table:style-name="Tabla14">
        <table:table-column table:style-name="Tabla14.A"/>
        <table:table-row table:style-name="TableLine2408822587872">
          <table:table-cell table:style-name="Tabla14.A1" office:value-type="string">
            <text:p text:style-name="Table_20_Contents">//fechaPublicacion[@año&lt;1970]/..</text:p>
          </table:table-cell>
        </table:table-row>
      </table:table>
      <text:p text:style-name="Text_20_body"/>
      <text:p text:style-name="Standard">14- </text:p>
      <table:table table:name="Tabla15" table:style-name="Tabla15">
        <table:table-column table:style-name="Tabla15.A"/>
        <table:table-row table:style-name="TableLine2408822599024">
          <table:table-cell table:style-name="Tabla15.A1" office:value-type="string">
            <text:p text:style-name="Table_20_Contents">//libro/@*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3-04-09T16:59:47.45</meta:creation-date>
    <dc:date>2016-03-30T18:06:33.08</dc:date>
    <dc:creator>e e</dc:creator>
    <meta:editing-duration>PT00H05M08S</meta:editing-duration>
    <meta:editing-cycles>3</meta:editing-cycles>
    <meta:generator>LibreOffice/7.1.4.2$Windows_X86_64 LibreOffice_project/a529a4fab45b75fefc5b6226684193eb000654f6</meta:generator>
    <meta:document-statistic meta:table-count="15" meta:image-count="0" meta:object-count="0" meta:page-count="2" meta:paragraph-count="75" meta:word-count="170" meta:character-count="1918" meta:non-whitespace-character-count="1735"/>
  </office:meta>
</office:document-meta>
</file>